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5a1" officeooo:paragraph-rsid="000ca5a1" style:font-weight-asian="bold" style:font-weight-complex="bold"/>
    </style:style>
    <style:style style:name="P2" style:family="paragraph" style:parent-style-name="Standard">
      <style:text-properties fo:font-weight="normal" officeooo:rsid="000ca5a1" officeooo:paragraph-rsid="000ca5a1" style:font-weight-asian="normal" style:font-weight-complex="normal"/>
    </style:style>
    <style:style style:name="P3" style:family="paragraph" style:parent-style-name="Text_20_body">
      <style:text-properties fo:font-weight="bold" officeooo:rsid="000ca5a1" officeooo:paragraph-rsid="000ca5a1" style:font-weight-asian="bold" style:font-weight-complex="bold"/>
    </style:style>
    <style:style style:name="T1" style:family="text">
      <style:text-properties officeooo:rsid="000ca5a1"/>
    </style:style>
    <style:style style:name="T2" style:family="text">
      <style:text-properties style:text-underline-style="solid" style:text-underline-width="auto" style:text-underline-color="font-color" officeooo:rsid="000ca5a1"/>
    </style:style>
    <style:style style:name="T3" style:family="text">
      <style:text-properties style:text-underline-style="solid" style:text-underline-width="auto" style:text-underline-color="font-color" fo:font-weight="bold" officeooo:rsid="000ca5a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officeooo:rsid="000ca5a1" style:font-size-asian="15pt" style:font-weight-asian="bold" style:font-size-complex="15pt" style:font-weight-complex="bold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officeooo:rsid="000d0e42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5f6364" style:font-name="Consolas" fo:font-size="12pt" fo:letter-spacing="normal" fo:font-style="normal" fo:font-weight="normal"/>
    </style:style>
    <style:style style:name="T10" style:family="text">
      <style:text-properties fo:font-variant="normal" fo:text-transform="none" fo:color="#c92c2c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c92c2c" style:font-name="Consolas" fo:font-size="12pt" fo:letter-spacing="normal" fo:font-style="normal" fo:font-weight="normal" officeooo:rsid="000d0e42"/>
    </style:style>
    <style:style style:name="T12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13" style:family="text">
      <style:text-properties fo:font-variant="normal" fo:text-transform="none" fo:color="#2f9c0a" style:font-name="Consolas" fo:font-size="12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Query-1:</text:p>
      <text:p text:style-name="Text_20_body">db.restaudb.find({"borough":"Bronx"});</text:p>
      <text:p text:style-name="Text_20_body"/>
      <text:p text:style-name="P1"/>
      <text:p text:style-name="P1">Query-2:</text:p>
      <text:p text:style-name="Text_20_body">db.restaudb.find({"borough": "Brooklyn"}).limit(5);</text:p>
      <text:p text:style-name="P1"/>
      <text:p text:style-name="P1">Query-3:</text:p>
      <text:p text:style-name="Text_20_body">db.restaudb.find({grade : { $elemMatch:{"score":{$gt : 90}}}});</text:p>
      <text:p text:style-name="P1"/>
      <text:p text:style-name="P1"/>
      <text:p text:style-name="P1">QUERY-4:</text:p>
      <text:p text:style-name="Text_20_body">db.restaudb.find({"address.coord" : {$lt : -95.754168}});</text:p>
      <text:p text:style-name="P1"/>
      <text:p text:style-name="P1"/>
      <text:p text:style-name="P1">Query-5:</text:p>
      <text:p text:style-name="Text_20_body"><text:s/>db.restaurants.find({ "cuisine" : {$ne : "American "}, "grades.score" :{$gt: 70}, <text:s text:c="4"/>"address.coord" : {$lt : -65.754168} } );</text:p>
      <text:p text:style-name="P1"/>
      <text:p text:style-name="P1"/>
      <text:p text:style-name="P1"/>
      <text:p text:style-name="P1">Query-6:</text:p>
      <text:p text:style-name="Text_20_body">db.restaudb.find({name:/^Wil/},{"restaurant_id":1,"name":1,"borough":1,"cuisine":1});</text:p>
      <text:p text:style-name="Text_20_body"/>
      <text:p text:style-name="P3">Query-7:</text:p>
      <text:p text:style-name="P3"><text:span text:style-name="T6">db.restaudb.find({"borough":"Bronx",$or:[{"cuisine":"American"},{"cuisine":"Chinese"}]}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5pt" style:text-underline-style="solid" style:text-underline-width="auto" style:text-underline-color="font-color" fo:font-weight="bold" officeooo:rsid="000ca5a1" style:font-size-asian="15pt" style:font-weight-asian="bold" style:font-size-complex="15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39"/><text:span text:style-name="MT1"><text:s text:c="2"/></text:span><text:span text:style-name="MT2">MongoDB <text:s text:c="3"/>Assignment:-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8:12:06.722105256</meta:creation-date>
    <dc:date>2021-10-19T18:38:39.793863748</dc:date>
    <meta:editing-duration>PT16M23S</meta:editing-duration>
    <meta:editing-cycles>1</meta:editing-cycles>
    <meta:document-statistic meta:table-count="0" meta:image-count="0" meta:object-count="0" meta:page-count="1" meta:paragraph-count="15" meta:word-count="42" meta:character-count="630" meta:non-whitespace-character-count="554"/>
    <meta:generator>LibreOffice/6.4.7.2$Linux_X86_64 LibreOffice_project/40$Build-2</meta:generator>
  </office:meta>
</office:document-meta>
</file>